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395a96" style:font-size-asian="14pt" style:font-size-complex="14pt"/>
    </style:style>
    <style:style style:name="P5" style:family="paragraph" style:parent-style-name="Standard">
      <style:text-properties fo:font-size="14pt" officeooo:paragraph-rsid="003bb524"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0395a96"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03bb524" style:font-size-asian="20pt" style:font-weight-asian="bold" style:font-size-complex="20pt" style:font-weight-complex="bold"/>
    </style:style>
    <style:style style:name="P10" style:family="paragraph" style:parent-style-name="Standard">
      <style:text-properties style:text-position="0% 100%" style:font-name="Liberation Serif" fo:font-size="14pt" fo:font-style="normal" fo:font-weight="normal" officeooo:rsid="00395a96" officeooo:paragraph-rsid="00395a96" style:font-name-asian="DejaVu Sans" style:font-size-asian="12.25pt" style:font-style-asian="normal" style:font-weight-asian="normal" style:font-name-complex="Lohit Hindi" style:font-size-complex="14pt" style:font-style-complex="normal" style:font-weight-complex="normal"/>
    </style:style>
    <style:style style:name="P11" style:family="paragraph" style:parent-style-name="Standard">
      <style:text-properties style:text-position="0% 100%" style:font-name="Liberation Serif" fo:font-size="14pt" fo:font-style="normal" fo:font-weight="normal" officeooo:rsid="003af0e5" officeooo:paragraph-rsid="003af0e5" style:font-name-asian="DejaVu Sans" style:font-size-asian="12.25pt" style:font-style-asian="normal" style:font-weight-asian="normal" style:font-name-complex="Lohit Hindi" style:font-size-complex="14pt" style:font-style-complex="normal" style:font-weight-complex="normal"/>
    </style:style>
    <style:style style:name="P12" style:family="paragraph" style:parent-style-name="Standard">
      <style:text-properties style:text-position="0% 100%" style:font-name="Liberation Serif" fo:font-size="14pt" fo:font-style="normal" fo:font-weight="normal" officeooo:rsid="003bb524" officeooo:paragraph-rsid="003bb524" style:font-name-asian="DejaVu Sans" style:font-size-asian="12.25pt" style:font-style-asian="normal" style:font-weight-asian="normal" style:font-name-complex="Lohit Hindi" style:font-size-complex="14pt" style:font-style-complex="normal" style:font-weight-complex="normal"/>
    </style:style>
    <style:style style:name="P13" style:family="paragraph" style:parent-style-name="Standard">
      <style:text-properties style:text-position="0% 100%" style:font-name="Liberation Serif" fo:font-size="14pt" fo:font-style="normal" style:text-underline-style="solid" style:text-underline-width="auto" style:text-underline-color="font-color" fo:font-weight="bold" officeooo:rsid="00395a96" officeooo:paragraph-rsid="00395a96" style:font-name-asian="DejaVu Sans" style:font-size-asian="12.25pt" style:font-style-asian="normal" style:font-weight-asian="bold" style:font-name-complex="Lohit Hindi" style:font-size-complex="14pt" style:font-style-complex="normal" style:font-weight-complex="bold"/>
    </style:style>
    <style:style style:name="P14" style:family="paragraph" style:parent-style-name="Standard">
      <style:text-properties style:text-position="0% 100%" style:font-name="Liberation Serif" fo:font-size="14pt" fo:font-style="normal" style:text-underline-style="solid" style:text-underline-width="auto" style:text-underline-color="font-color" fo:font-weight="bold" officeooo:rsid="00395a96" officeooo:paragraph-rsid="003bb524" style:font-name-asian="DejaVu Sans" style:font-size-asian="12.25pt" style:font-style-asian="normal" style:font-weight-asian="bold" style:font-name-complex="Lohit Hindi" style:font-size-complex="14pt" style:font-style-complex="normal" style:font-weight-complex="bold"/>
    </style:style>
    <style:style style:name="P15" style:family="paragraph" style:parent-style-name="Standard">
      <style:text-properties style:text-position="0% 100%" style:font-name="Liberation Serif" fo:font-size="14pt" fo:font-style="normal" style:text-underline-style="solid" style:text-underline-width="auto" style:text-underline-color="font-color" fo:font-weight="bold" officeooo:rsid="003bb524" officeooo:paragraph-rsid="003bb524" style:font-name-asian="DejaVu Sans" style:font-size-asian="12.25pt" style:font-style-asian="normal" style:font-weight-asian="bold" style:font-name-complex="Lohit Hindi" style:font-size-complex="14pt" style:font-style-complex="normal" style:font-weight-complex="bold"/>
    </style:style>
    <style:style style:name="P16" style:family="paragraph" style:parent-style-name="Standard">
      <style:text-properties style:text-position="0% 100%" style:font-name="Liberation Serif" fo:font-size="14pt" fo:font-style="normal" style:text-underline-style="none" fo:font-weight="normal" officeooo:rsid="003bb524" officeooo:paragraph-rsid="003bb524" style:font-name-asian="DejaVu Sans" style:font-size-asian="12.25pt" style:font-style-asian="normal" style:font-weight-asian="normal" style:font-name-complex="Lohit Hindi" style:font-size-complex="14pt" style:font-style-complex="normal" style:font-weight-complex="normal"/>
    </style:style>
    <style:style style:name="P17" style:family="paragraph" style:parent-style-name="Standard">
      <style:text-properties style:text-position="0% 100%" style:font-name="Liberation Serif" fo:font-size="14pt" fo:font-style="normal" fo:font-weight="normal" officeooo:rsid="003e25f5" officeooo:paragraph-rsid="003e25f5" style:font-name-asian="DejaVu Sans" style:font-size-asian="12.25pt" style:font-style-asian="normal" style:font-weight-asian="normal" style:font-name-complex="Lohit Hindi" style:font-size-complex="14pt" style:font-style-complex="normal" style:font-weight-complex="normal"/>
    </style:style>
    <style:style style:name="T1" style:family="text">
      <style:text-properties officeooo:rsid="00395a96"/>
    </style:style>
    <style:style style:name="T2" style:family="text">
      <style:text-properties officeooo:rsid="003af0e5"/>
    </style:style>
    <style:style style:name="T3" style:family="text">
      <style:text-properties officeooo:rsid="003bb524"/>
    </style:style>
    <style:style style:name="T4" style:family="text">
      <style:text-properties officeooo:rsid="003e25f5"/>
    </style:style>
    <style:style style:name="T5" style:family="text">
      <style:text-properties style:font-name="Liberation Serif1"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span text:style-name="T4"> Memu module.</text:span></text:p>
      <text:p text:style-name="P1">Richard Parker <text:span text:style-name="T1">14.7.2017</text:span></text:p>
      <text:p text:style-name="P6"/>
      <text:p text:style-name="P7">Section <text:span text:style-name="T1">1</text:span> – Introduction</text:p>
      <text:p text:style-name="P3"/>
      <text:p text:style-name="P17">This document discusses the Mezzaning Echelon MUltiply module. <text:s/>At of today, it is just an idea, but it seems clear that something very like it will be needed for spinning up invariant subspaces, at least if we multiply he echelized vectors rather than the original ones (as we do in standard basis). <text:s/>The question is . . . how can we multiply vectors in NREF (bit-string/remnant form) by a generator (assumed to be a flat, dense matrix here) so as to utilize the inherent sparsity of the NREF?</text:p>
      <text:p text:style-name="P17"/>
      <text:p text:style-name="P17">More specifically, the vectors (matrix A) consist of some columns which are dense - the remnant - and some columns which are <text:span text:style-name="T5">−</text:span>1 on the diagonal and zeros elsewhere.</text:p>
      <text:p text:style-name="P17"/>
      <text:p text:style-name="P17">It seems clear that strategy II is appropriate here. <text:s/>We will read in A (as bit-string and remnant) zeroize C, and then read chunks of rows of B, multiply by the appropriate part of A and add the result into matrix C. <text:s/>In order to obtain the necessary concurrency, it is clear (in general) that we must chop matrix B vertically as well as horizontally. <text:s/>It is likely to be worthwhile to also chop matrix A horizontally - again to obtain concurrency.</text:p>
      <text:p text:style-name="P17"/>
      <text:p text:style-name="P17"><text:s/></text:p>
      <text:p text:style-name="P10">It is becoming increasingly apparent that the "mmul" routine, which (in principle) just multiplies two matrices C = A x B with A, B and C in files, is coming under increasing pressure from several directions at once, and that the module threatens to be come too large, complicated and unwieldy to remain as a single module. <text:s/>The first objective of this document lists those pressures, in the hopes that a better structure will emerge so that the pressures can be resolved in a more local or modularized way. <text:s/>Some of these issues have been dealt with already, and ideally it would be nice to salvage the design and/or code to reduce the work, but to start with, I'll ignore this fact and imagine starting with a clean sheet, which I feel is appropriate for this stage.</text:p>
      <text:p text:style-name="P10"/>
      <text:p text:style-name="P11">It is important to realize, I think, that the mmul routine/routines will be called from fmul, which can decide which of several routines are appropriate. <text:s/>Hence, for example, if B is a permutation matrix, <text:span text:style-name="T3">fmul can call a routine that only deals with that case, and although this routine probably still needs to work with Echelized input (1.) and consider concatenation (7.), all the other issues go away.</text:span></text:p>
      <text:p text:style-name="P10"/>
      <text:p text:style-name="P8">Section <text:span text:style-name="T1">2</text:span> – <text:span text:style-name="T1">List of issues.</text:span></text:p>
      <text:p text:style-name="P4"/>
      <text:p text:style-name="P13"><text:soft-page-break/>1. <text:s/>Echelized input.</text:p>
      <text:p text:style-name="P10">In "split" (more precisely the spinning part of split) the input matrix A comes in two parts - a bit-string and a remnant - and ideally we would like to avoid doing needless work with the rows of B corresponding to selected columns of A.</text:p>
      <text:p text:style-name="P13">2. <text:s/>Different multiplication strategies.</text:p>
      <text:p text:style-name="P10">Strategy I reads in matrix B in its entirety, and then reads chunks of A and writes chunks of <text:span text:style-name="T2">C</text:span>.</text:p>
      <text:p text:style-name="P10">Strategy II reads in A, zeroizes C and then reads chunks of B<text:span text:style-name="T2">, writing C at the end.</text:span></text:p>
      <text:p text:style-name="P13">3. <text:s/>Flow control.</text:p>
      <text:p text:style-name="P10">For either strategy, it is important to ensure that the matrix being dealt with chunkwise is not read too quickly, as otherwise the memory footprint gets out of control.</text:p>
      <text:p text:style-name="P13">4. <text:s/>Compact forms for matrix B.</text:p>
      <text:p text:style-name="P10">In many cases, matrix B has a compact form, such as a permutation, a tensor product, a "sparsified" matrix and other (perhaps less important) cases. <text:s/>Each requires a re-think of how the operation can be done.</text:p>
      <text:p text:style-name="P13">5. <text:s/>Multipy-and-Add.</text:p>
      <text:p text:style-name="P10">To multiply matrices too large to fit in memory, and also in Gaussian cleaning, considerable I/O can be avoided by doing the Add as we go (avoiding writing and then re-reading the product).</text:p>
      <text:p text:style-name="P13">6. <text:s/>Memory chopping difficulties.</text:p>
      <text:p text:style-name="P10">In order to spread the work out among many cores, it is necessary to chop the matrix up, usually in both directions, and the chopping strategy is often a tricky compromise between having a minimum number of cauldrons, to obtain enough concurrency, to chop enough to swamp any load-balancing issues and to avoid needing too much memory.</text:p>
      <text:p text:style-name="P13">7. <text:s/>Concatenation can also save disk I/O.</text:p>
      <text:p text:style-name="P10">During split, we wish to multiply several input files A by the same generator B and concatenate the results. <text:s/>I/O can be saved by doing this concatenation as part of the multiplication.</text:p>
      <text:p text:style-name="P10"/>
      <text:p text:style-name="P9">Section <text:span text:style-name="T3">3</text:span> – <text:span text:style-name="T3">Use-cases.</text:span></text:p>
      <text:p text:style-name="P5"/>
      <text:p text:style-name="P14">1. <text:s/><text:span text:style-name="T3">Spinning</text:span>.</text:p>
      <text:p text:style-name="P12">Matrix A will always be in bit-string/remnant form. <text:s/>Multiply-and-add is never appropriate. <text:s/>Concatenation is a good idea. <text:s/>Strategy I and strategy II are both appropriate. <text:s/>Memory chopping is an issue to worry about, as is flow control. <text:s/>Compact forms are important.</text:p>
      <text:p text:style-name="P15">2. <text:s/>Big flat matrix multiplication (chopped at a higher level).</text:p>
      <text:p text:style-name="P16">Echelized input is not needed. <text:s/>Multiplication strategies are less important as they may be dealt with at a higher level. <text:s/>Compact matrices do not arise - we are dealing with the flat case here. <text:s/>Flow control will be needed. <text:s/>Concatenation is not needed. <text:s/>Multiply-and-Add is import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07-14T15:11:16.775264305</dc:date>
    <meta:editing-duration>P4DT1H23M29S</meta:editing-duration>
    <meta:editing-cycles>391</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30" meta:word-count="819" meta:character-count="4734" meta:non-whitespace-character-count="3911"/>
  </office:meta>
</office:document-meta>
</file>